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11in"/>
    </style:style>
    <style:style style:name="co3" style:family="table-column">
      <style:table-column-properties fo:break-before="auto" style:column-width="2.0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Warning">
      <style:table-cell-properties fo:background-color="#ffff00"/>
      <style:text-properties style:text-outline="false" style:text-line-through-style="none" style:text-line-through-type="none" style:font-name="Liberation Serif" fo:language="en" fo:country="US" fo:text-shadow="none" style:text-underline-style="none" style:text-underline-mode="continuous" style:text-overline-mode="continuous" style:text-line-through-mode="continuous" style:font-name-asian="Cantarell" style:language-asian="zh" style:country-asian="CN" style:font-name-complex="Droid Sans Arabic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00a933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e16173"/>
    </style:style>
    <style:style style:name="ce18" style:family="table-cell" style:parent-style-name="Default">
      <style:table-cell-properties fo:background-color="#ff4000"/>
    </style:style>
    <style:style style:name="ce19" style:family="table-cell" style:parent-style-name="Default">
      <style:table-cell-properties fo:background-color="#81d41a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4827in" svg:height="2.5559in" svg:x="15.9252in" svg:y="4.215in">
            <draw:object draw:notify-on-update-of-ranges="Sheet1.S2:Sheet1.S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9425in" svg:height="2.652in" svg:x="20.9945in" svg:y="3.9795in">
            <draw:object draw:notify-on-update-of-ranges="Sheet1.AA2:Sheet1.AA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18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y</text:p>
          </table:table-cell>
          <table:table-cell table:style-name="ce6" table:number-columns-repeated="2"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  <table:table-cell table:style-name="Default"/>
          <table:table-cell table:style-name="ce6" table:number-columns-repeated="4"/>
          <table:table-cell/>
          <table:table-cell table:style-name="ce6" office:value-type="string" calcext:value-type="string">
            <text:p>ln(x1)</text:p>
          </table:table-cell>
          <table:table-cell table:style-name="ce6" office:value-type="string" calcext:value-type="string">
            <text:p>cos(cos(x2))</text:p>
          </table:table-cell>
          <table:table-cell table:style-name="ce6" office:value-type="string" calcext:value-type="string">
            <text:p>x1+x3</text:p>
          </table:table-cell>
          <table:table-cell table:style-name="ce6" office:value-type="string" calcext:value-type="string">
            <text:p>y</text:p>
          </table:table-cell>
          <table:table-cell table:number-columns-repeated="2"/>
          <table:table-cell table:style-name="ce14" office:value-type="string" calcext:value-type="string">
            <text:p>b3</text:p>
          </table:table-cell>
          <table:table-cell table:style-name="ce14" office:value-type="string" calcext:value-type="string">
            <text:p>b2</text:p>
          </table:table-cell>
          <table:table-cell table:style-name="ce14" office:value-type="string" calcext:value-type="string">
            <text:p>b1</text:p>
          </table:table-cell>
          <table:table-cell table:style-name="ce14" office:value-type="string" calcext:value-type="string">
            <text:p>b0</text:p>
          </table:table-cell>
          <table:table-cell/>
          <table:table-cell office:value-type="string" calcext:value-type="string">
            <text:p>y_hat </text:p>
          </table:table-cell>
          <table:table-cell/>
          <table:table-cell table:style-name="ce6" office:value-type="string" calcext:value-type="string">
            <text:p>u_i</text:p>
          </table:table-cell>
          <table:table-cell/>
          <table:table-cell table:style-name="ce6" office:value-type="string" calcext:value-type="string">
            <text:p>Rank(x1)</text:p>
          </table:table-cell>
          <table:table-cell table:style-name="ce6" office:value-type="string" calcext:value-type="string">
            <text:p>Rank(x2)</text:p>
          </table:table-cell>
          <table:table-cell table:style-name="ce6" office:value-type="string" calcext:value-type="string">
            <text:p>Rank(x3)</text:p>
          </table:table-cell>
          <table:table-cell table:style-name="ce6" office:value-type="string" calcext:value-type="string">
            <text:p>Rank(u)</text:p>
          </table:table-cell>
          <table:table-cell table:number-columns-repeated="2"/>
          <table:table-cell table:style-name="ce6" office:value-type="string" calcext:value-type="string">
            <text:p>Corr X1 ↔ y</text:p>
          </table:table-cell>
          <table:table-cell table:style-name="ce6" office:value-type="string" calcext:value-type="string">
            <text:p><text:span text:style-name="T1">Corr </text:span>X2 ↔ y</text:p>
          </table:table-cell>
          <table:table-cell table:style-name="ce6" office:value-type="string" calcext:value-type="string">
            <text:p><text:span text:style-name="T1">Corr </text:span>X3 ↔ y</text:p>
          </table:table-cell>
          <table:table-cell table:style-name="ce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A2] - [.$A$23])/SQRT(20 * [.$A$24]^2)" office:value-type="float" office:value="-0.0183658425839399" calcext:value-type="float">
            <text:p>-0.0183658425839399</text:p>
          </table:table-cell>
          <table:table-cell table:formula="of:=([.B2] - [.$B$23])/SQRT(20 * [.$B$24]^2)" office:value-type="float" office:value="-0.0201290445473804" calcext:value-type="float">
            <text:p>-0.0201290445473804</text:p>
          </table:table-cell>
          <table:table-cell table:formula="of:=([.C2] - [.$C$23])/SQRT(20 * [.$C$24]^2)" office:value-type="float" office:value="-0.0283799825189328" calcext:value-type="float">
            <text:p>-0.0283799825189328</text:p>
          </table:table-cell>
          <table:table-cell/>
          <table:table-cell table:style-name="ce6" office:value-type="string" calcext:value-type="string">
            <text:p>Correlations</text:p>
          </table:table-cell>
          <table:table-cell table:style-name="ce6" office:value-type="string" calcext:value-type="string">
            <text:p>Column 1</text:p>
          </table:table-cell>
          <table:table-cell table:style-name="ce6" office:value-type="string" calcext:value-type="string">
            <text:p>Column 2</text:p>
          </table:table-cell>
          <table:table-cell table:style-name="ce6" office:value-type="string" calcext:value-type="string">
            <text:p>Column 3</text:p>
          </table:table-cell>
          <table:table-cell/>
          <table:table-cell table:formula="of:=LOG([.A2]; 2)" office:value-type="float" office:value="0" calcext:value-type="float">
            <text:p>0</text:p>
          </table:table-cell>
          <table:table-cell table:formula="of:=COS(COS([.B2]))" office:value-type="float" office:value="0.914653325852371" calcext:value-type="float">
            <text:p>0.914653325852371</text:p>
          </table:table-cell>
          <table:table-cell table:style-name="ce1" table:formula="of:=[.A2]+[.C2]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2"/>
          <table:table-cell table:style-name="ce15" table:number-matrix-columns-spanned="4" table:number-matrix-rows-spanned="5" table:formula="of:=LINEST([.S2:.S21];[.P2:.R21]; 1;1)" office:value-type="float" office:value="0.356419608716083" calcext:value-type="float">
            <text:p>0.356419608716083</text:p>
          </table:table-cell>
          <table:table-cell table:style-name="ce15" office:value-type="float" office:value="9.91072750963651" calcext:value-type="float">
            <text:p>9.91072750963651</text:p>
          </table:table-cell>
          <table:table-cell table:style-name="ce15" office:value-type="float" office:value="7.33521559224634" calcext:value-type="float">
            <text:p>7.33521559224634</text:p>
          </table:table-cell>
          <table:table-cell table:style-name="ce15" office:value-type="float" office:value="-1.3334388880733" calcext:value-type="float">
            <text:p>-1.3334388880733</text:p>
          </table:table-cell>
          <table:table-cell/>
          <table:table-cell table:formula="of:=[.P2]*[.$X$2]+[.Q2]*[.$W$2]+[.R2]*[.$V$2]+[.$Y$2]" office:value-type="float" office:value="9.86995864252882" calcext:value-type="float">
            <text:p>9.86995864252882</text:p>
          </table:table-cell>
          <table:table-cell/>
          <table:table-cell table:formula="of:=[.$D2] -  [.AA2]" office:value-type="float" office:value="0.130041357471182" calcext:value-type="float">
            <text:p>0.130041357471182</text:p>
          </table:table-cell>
          <table:table-cell/>
          <table:table-cell table:formula="of:=COM.MICROSOFT.RANK.AVG([.P2]; [.P$2:.P$21])" office:value-type="float" office:value="20" calcext:value-type="float">
            <text:p>20</text:p>
          </table:table-cell>
          <table:table-cell table:formula="of:=COM.MICROSOFT.RANK.AVG([.Q2]; [.Q$2:.Q$21])" office:value-type="float" office:value="9" calcext:value-type="float">
            <text:p>9</text:p>
          </table:table-cell>
          <table:table-cell table:formula="of:=COM.MICROSOFT.RANK.AVG([.R2]; [.R$2:.R$21])" office:value-type="float" office:value="20" calcext:value-type="float">
            <text:p>20</text:p>
          </table:table-cell>
          <table:table-cell table:formula="of:=COM.MICROSOFT.RANK.AVG([.AC2]; [.AC$2:.AC$21])" office:value-type="float" office:value="9" calcext:value-type="float">
            <text:p>9</text:p>
          </table:table-cell>
          <table:table-cell table:number-columns-repeated="2"/>
          <table:table-cell table:formula="of:=CORREL([.AE2:.AE21]; [.$AH$2:.$AH$21])" office:value-type="float" office:value="0.109857066464056" calcext:value-type="float">
            <text:p>0.109857066464056</text:p>
          </table:table-cell>
          <table:table-cell table:formula="of:=CORREL([.AF2:.AF21]; [.$AH$2:.$AH$21])" office:value-type="float" office:value="0.0518992138996467" calcext:value-type="float">
            <text:p>0.0518992138996467</text:p>
          </table:table-cell>
          <table:table-cell table:formula="of:=CORREL([.AG2:.AG21]; [.$AH$2:.$AH$21])" office:value-type="float" office:value="0.295822544605529" calcext:value-type="float">
            <text:p>0.295822544605529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([.A3] - [.$A$23])/SQRT(20 * [.$A$24]^2)" office:value-type="float" office:value="-0.0169448876451438" calcext:value-type="float">
            <text:p>-0.0169448876451438</text:p>
          </table:table-cell>
          <table:table-cell table:formula="of:=([.B3] - [.$B$23])/SQRT(20 * [.$B$24]^2)" office:value-type="float" office:value="-0.0164956430045319" calcext:value-type="float">
            <text:p>-0.0164956430045319</text:p>
          </table:table-cell>
          <table:table-cell table:formula="of:=([.C3] - [.$C$23])/SQRT(20 * [.$C$24]^2)" office:value-type="float" office:value="-0.021056116062434" calcext:value-type="float">
            <text:p>-0.021056116062434</text:p>
          </table:table-cell>
          <table:table-cell/>
          <table:table-cell table:style-name="ce6" office:value-type="string" calcext:value-type="string">
            <text:p>Column 1</text:p>
          </table:table-cell>
          <table:table-cell table:formula="of:=CORREL([$Sheet1.$G$2:$Sheet1.$G$21]; [$Sheet1.$G$2:$Sheet1.$G$21])" office:value-type="float" office:value="1" calcext:value-type="float">
            <text:p>1</text:p>
          </table:table-cell>
          <table:table-cell table:formula="of:=CORREL([$Sheet1.$G$2:$Sheet1.$G$21]; [$Sheet1.$H$2:$Sheet1.$H$21])" office:value-type="float" office:value="0.986523187554037" calcext:value-type="float">
            <text:p>0.986523187554037</text:p>
          </table:table-cell>
          <table:table-cell table:formula="of:=CORREL([$Sheet1.$G$2:$Sheet1.$G$21]; [$Sheet1.$I$2:$Sheet1.$I$21])" office:value-type="float" office:value="0.865374620168164" calcext:value-type="float">
            <text:p>0.865374620168164</text:p>
          </table:table-cell>
          <table:table-cell/>
          <table:table-cell table:formula="of:=LOG([.A3]; 2)" office:value-type="float" office:value="1.58496250072116" calcext:value-type="float">
            <text:p>1.58496250072116</text:p>
          </table:table-cell>
          <table:table-cell table:formula="of:=COS(COS([.B3]))" office:value-type="float" office:value="0.729023376891063" calcext:value-type="float">
            <text:p>0.72902337689106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9" calcext:value-type="float">
            <text:p>29</text:p>
          </table:table-cell>
          <table:table-cell/>
          <table:table-cell table:style-name="ce13" office:value-type="string" calcext:value-type="string">
            <text:p>Si</text:p>
          </table:table-cell>
          <table:table-cell table:style-name="ce16" office:value-type="float" office:value="0.0816627346137792" calcext:value-type="float">
            <text:p>0.0816627346137792</text:p>
          </table:table-cell>
          <table:table-cell table:style-name="ce16" office:value-type="float" office:value="6.96734470294512" calcext:value-type="float">
            <text:p>6.96734470294512</text:p>
          </table:table-cell>
          <table:table-cell table:style-name="ce16" office:value-type="float" office:value="1.11428553206015" calcext:value-type="float">
            <text:p>1.11428553206015</text:p>
          </table:table-cell>
          <table:table-cell table:style-name="ce16" office:value-type="float" office:value="6.46733027750936" calcext:value-type="float">
            <text:p>6.46733027750936</text:p>
          </table:table-cell>
          <table:table-cell/>
          <table:table-cell table:formula="of:=[.P3]*[.$X$2]+[.Q3]*[.$W$2]+[.R3]*[.$V$2]+[.$Y$2]" office:value-type="float" office:value="21.4383704927416" calcext:value-type="float">
            <text:p>21.4383704927416</text:p>
          </table:table-cell>
          <table:table-cell/>
          <table:table-cell table:formula="of:=[.$D3] -  [.AA3]" office:value-type="float" office:value="7.56162950725845" calcext:value-type="float">
            <text:p>7.56162950725845</text:p>
          </table:table-cell>
          <table:table-cell/>
          <table:table-cell table:formula="of:=COM.MICROSOFT.RANK.AVG([.P3]; [.P$2:.P$21])" office:value-type="float" office:value="19" calcext:value-type="float">
            <text:p>19</text:p>
          </table:table-cell>
          <table:table-cell table:formula="of:=COM.MICROSOFT.RANK.AVG([.Q3]; [.Q$2:.Q$21])" office:value-type="float" office:value="12" calcext:value-type="float">
            <text:p>12</text:p>
          </table:table-cell>
          <table:table-cell table:formula="of:=COM.MICROSOFT.RANK.AVG([.R3]; [.R$2:.R$21])" office:value-type="float" office:value="18" calcext:value-type="float">
            <text:p>18</text:p>
          </table:table-cell>
          <table:table-cell table:formula="of:=COM.MICROSOFT.RANK.AVG([.AC3]; [.AC$2:.AC$21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([.A4] - [.$A$23])/SQRT(20 * [.$A$24]^2)" office:value-type="float" office:value="-0.0155239327063477" calcext:value-type="float">
            <text:p>-0.0155239327063477</text:p>
          </table:table-cell>
          <table:table-cell table:formula="of:=([.B4] - [.$B$23])/SQRT(20 * [.$B$24]^2)" office:value-type="float" office:value="-0.0150422823873926" calcext:value-type="float">
            <text:p>-0.0150422823873926</text:p>
          </table:table-cell>
          <table:table-cell table:formula="of:=([.C4] - [.$C$23])/SQRT(20 * [.$C$24]^2)" office:value-type="float" office:value="-0.0186148272436011" calcext:value-type="float">
            <text:p>-0.0186148272436011</text:p>
          </table:table-cell>
          <table:table-cell/>
          <table:table-cell table:style-name="ce6" office:value-type="string" calcext:value-type="string">
            <text:p>Column 2</text:p>
          </table:table-cell>
          <table:table-cell table:formula="of:=CORREL([$Sheet1.$G$2:$Sheet1.$G$21]; [$Sheet1.$H$2:$Sheet1.$H$21])" office:value-type="float" office:value="0.986523187554037" calcext:value-type="float">
            <text:p>0.986523187554037</text:p>
          </table:table-cell>
          <table:table-cell table:formula="of:=CORREL([$Sheet1.$H$2:$Sheet1.$H$21]; [$Sheet1.$H$2:$Sheet1.$H$21])" office:value-type="float" office:value="1" calcext:value-type="float">
            <text:p>1</text:p>
          </table:table-cell>
          <table:table-cell table:formula="of:=CORREL([$Sheet1.$H$2:$Sheet1.$H$21]; [$Sheet1.$I$2:$Sheet1.$I$21])" office:value-type="float" office:value="0.914936772667527" calcext:value-type="float">
            <text:p>0.914936772667527</text:p>
          </table:table-cell>
          <table:table-cell/>
          <table:table-cell table:formula="of:=LOG([.A4]; 2)" office:value-type="float" office:value="2.32192809488736" calcext:value-type="float">
            <text:p>2.32192809488736</text:p>
          </table:table-cell>
          <table:table-cell table:formula="of:=COS(COS([.B4]))" office:value-type="float" office:value="0.612853011666446" calcext:value-type="float">
            <text:p>0.61285301166644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13" office:value-type="string" calcext:value-type="string">
            <text:p>R2</text:p>
          </table:table-cell>
          <table:table-cell table:style-name="ce16" office:value-type="float" office:value="0.92974010726016" calcext:value-type="float">
            <text:p>0.92974010726016</text:p>
          </table:table-cell>
          <table:table-cell office:value-type="float" office:value="5.37085442113268" calcext:value-type="float">
            <text:p>5.37085442113268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table:formula="of:=[.P4]*[.$X$2]+[.Q4]*[.$W$2]+[.R4]*[.$V$2]+[.$Y$2]" office:value-type="float" office:value="26.4056783930146" calcext:value-type="float">
            <text:p>26.4056783930146</text:p>
          </table:table-cell>
          <table:table-cell/>
          <table:table-cell table:formula="of:=[.$D4] -  [.AA4]" office:value-type="float" office:value="0.594321606985371" calcext:value-type="float">
            <text:p>0.594321606985371</text:p>
          </table:table-cell>
          <table:table-cell/>
          <table:table-cell table:formula="of:=COM.MICROSOFT.RANK.AVG([.P4]; [.P$2:.P$21])" office:value-type="float" office:value="18" calcext:value-type="float">
            <text:p>18</text:p>
          </table:table-cell>
          <table:table-cell table:formula="of:=COM.MICROSOFT.RANK.AVG([.Q4]; [.Q$2:.Q$21])" office:value-type="float" office:value="17" calcext:value-type="float">
            <text:p>17</text:p>
          </table:table-cell>
          <table:table-cell table:formula="of:=COM.MICROSOFT.RANK.AVG([.R4]; [.R$2:.R$21])" office:value-type="float" office:value="16.5" calcext:value-type="float">
            <text:p>16.5</text:p>
          </table:table-cell>
          <table:table-cell table:formula="of:=COM.MICROSOFT.RANK.AVG([.AC4]; [.AC$2:.AC$21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([.A5] - [.$A$23])/SQRT(20 * [.$A$24]^2)" office:value-type="float" office:value="-0.0126820228287554" calcext:value-type="float">
            <text:p>-0.0126820228287554</text:p>
          </table:table-cell>
          <table:table-cell table:formula="of:=([.B5] - [.$B$23])/SQRT(20 * [.$B$24]^2)" office:value-type="float" office:value="-0.018675683930241" calcext:value-type="float">
            <text:p>-0.018675683930241</text:p>
          </table:table-cell>
          <table:table-cell table:formula="of:=([.C5] - [.$C$23])/SQRT(20 * [.$C$24]^2)" office:value-type="float" office:value="-0.0222767604718505" calcext:value-type="float">
            <text:p>-0.0222767604718505</text:p>
          </table:table-cell>
          <table:table-cell/>
          <table:table-cell table:style-name="ce6" office:value-type="string" calcext:value-type="string">
            <text:p>Column 3</text:p>
          </table:table-cell>
          <table:table-cell table:formula="of:=CORREL([$Sheet1.$G$2:$Sheet1.$G$21]; [$Sheet1.$I$2:$Sheet1.$I$21])" office:value-type="float" office:value="0.865374620168164" calcext:value-type="float">
            <text:p>0.865374620168164</text:p>
          </table:table-cell>
          <table:table-cell table:formula="of:=CORREL([$Sheet1.$H$2:$Sheet1.$H$21]; [$Sheet1.$I$2:$Sheet1.$I$21])" office:value-type="float" office:value="0.914936772667527" calcext:value-type="float">
            <text:p>0.914936772667527</text:p>
          </table:table-cell>
          <table:table-cell table:formula="of:=CORREL([$Sheet1.$I$2:$Sheet1.$I$21]; [$Sheet1.$I$2:$Sheet1.$I$21])" office:value-type="float" office:value="1" calcext:value-type="float">
            <text:p>1</text:p>
          </table:table-cell>
          <table:table-cell/>
          <table:table-cell table:formula="of:=LOG([.A5]; 2)" office:value-type="float" office:value="3.16992500144231" calcext:value-type="float">
            <text:p>3.16992500144231</text:p>
          </table:table-cell>
          <table:table-cell table:formula="of:=COS(COS([.B5]))" office:value-type="float" office:value="0.793873449226153" calcext:value-type="float">
            <text:p>0.79387344922615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F</text:p>
          </table:table-cell>
          <table:table-cell table:style-name="ce16" office:value-type="float" office:value="70.5753127712337" calcext:value-type="float">
            <text:p>70.5753127712337</text:p>
          </table:table-cell>
          <table:table-cell office:value-type="float" office:value="16" calcext:value-type="float">
            <text:p>16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table:formula="of:=[.P5]*[.$X$2]+[.Q5]*[.$W$2]+[.R5]*[.$V$2]+[.$Y$2]" office:value-type="float" office:value="33.3507039283343" calcext:value-type="float">
            <text:p>33.3507039283343</text:p>
          </table:table-cell>
          <table:table-cell/>
          <table:table-cell table:formula="of:=[.$D5] -  [.AA5]" office:value-type="float" office:value="-8.35070392833435" calcext:value-type="float">
            <text:p>-8.35070392833435</text:p>
          </table:table-cell>
          <table:table-cell/>
          <table:table-cell table:formula="of:=COM.MICROSOFT.RANK.AVG([.P5]; [.P$2:.P$21])" office:value-type="float" office:value="15.5" calcext:value-type="float">
            <text:p>15.5</text:p>
          </table:table-cell>
          <table:table-cell table:formula="of:=COM.MICROSOFT.RANK.AVG([.Q5]; [.Q$2:.Q$21])" office:value-type="float" office:value="11" calcext:value-type="float">
            <text:p>11</text:p>
          </table:table-cell>
          <table:table-cell table:formula="of:=COM.MICROSOFT.RANK.AVG([.R5]; [.R$2:.R$21])" office:value-type="float" office:value="19" calcext:value-type="float">
            <text:p>19</text:p>
          </table:table-cell>
          <table:table-cell table:formula="of:=COM.MICROSOFT.RANK.AVG([.AC5]; [.AC$2:.AC$21])" office:value-type="float" office:value="20" calcext:value-type="float">
            <text:p>20</text:p>
          </table:table-cell>
          <table:table-cell/>
          <table:table-cell office:value-type="string" calcext:value-type="string">
            <text:p>t stats</text:p>
          </table:table-cell>
          <table:table-cell table:style-name="ce19" table:formula="of:=ABS([.$AK$2]*SQRT(20-2)/SQRT(1-[.$AK$2]))" office:value-type="float" office:value="0.494008448292568" calcext:value-type="float">
            <text:p>0.494008448292568</text:p>
          </table:table-cell>
          <table:table-cell table:style-name="ce19" table:formula="of:=ABS([.AL2]*SQRT(20-2)/SQRT(1-[.AL2]))" office:value-type="float" office:value="0.226136038066199" calcext:value-type="float">
            <text:p>0.226136038066199</text:p>
          </table:table-cell>
          <table:table-cell table:style-name="ce19" table:formula="of:=ABS([.AM2]*SQRT(20-2)/SQRT(1-[.AM2]))" office:value-type="float" office:value="1.49563790280633" calcext:value-type="float">
            <text:p>1.49563790280633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([.A6] - [.$A$23])/SQRT(20 * [.$A$24]^2)" office:value-type="float" office:value="-0.0148134552369496" calcext:value-type="float">
            <text:p>-0.0148134552369496</text:p>
          </table:table-cell>
          <table:table-cell table:formula="of:=([.B6] - [.$B$23])/SQRT(20 * [.$B$24]^2)" office:value-type="float" office:value="-0.0135889217702532" calcext:value-type="float">
            <text:p>-0.0135889217702532</text:p>
          </table:table-cell>
          <table:table-cell table:formula="of:=([.C6] - [.$C$23])/SQRT(20 * [.$C$24]^2)" office:value-type="float" office:value="-0.0186148272436011" calcext:value-type="float">
            <text:p>-0.0186148272436011</text:p>
          </table:table-cell>
          <table:table-cell table:number-columns-repeated="6"/>
          <table:table-cell table:formula="of:=LOG([.A6]; 2)" office:value-type="float" office:value="2.58496250072116" calcext:value-type="float">
            <text:p>2.58496250072116</text:p>
          </table:table-cell>
          <table:table-cell table:formula="of:=COS(COS([.B6]))" office:value-type="float" office:value="0.999990206614644" calcext:value-type="float">
            <text:p>0.99999020661464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office:value-type="float" office:value="6107.46276459199" calcext:value-type="float">
            <text:p>6107.46276459199</text:p>
          </table:table-cell>
          <table:table-cell office:value-type="float" office:value="461.537235408007" calcext:value-type="float">
            <text:p>461.537235408007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table:formula="of:=[.P6]*[.$X$2]+[.Q6]*[.$W$2]+[.R6]*[.$V$2]+[.$Y$2]" office:value-type="float" office:value="32.1719037159606" calcext:value-type="float">
            <text:p>32.1719037159606</text:p>
          </table:table-cell>
          <table:table-cell/>
          <table:table-cell table:formula="of:=[.$D6] -  [.AA6]" office:value-type="float" office:value="-4.17190371596055" calcext:value-type="float">
            <text:p>-4.17190371596055</text:p>
          </table:table-cell>
          <table:table-cell/>
          <table:table-cell table:formula="of:=COM.MICROSOFT.RANK.AVG([.P6]; [.P$2:.P$21])" office:value-type="float" office:value="17" calcext:value-type="float">
            <text:p>17</text:p>
          </table:table-cell>
          <table:table-cell table:formula="of:=COM.MICROSOFT.RANK.AVG([.Q6]; [.Q$2:.Q$21])" office:value-type="float" office:value="1" calcext:value-type="float">
            <text:p>1</text:p>
          </table:table-cell>
          <table:table-cell table:formula="of:=COM.MICROSOFT.RANK.AVG([.R6]; [.R$2:.R$21])" office:value-type="float" office:value="16.5" calcext:value-type="float">
            <text:p>16.5</text:p>
          </table:table-cell>
          <table:table-cell table:formula="of:=COM.MICROSOFT.RANK.AVG([.AC6]; [.AC$2:.AC$21]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([.A7] - [.$A$23])/SQRT(20 * [.$A$24]^2)" office:value-type="float" office:value="-0.0126820228287554" calcext:value-type="float">
            <text:p>-0.0126820228287554</text:p>
          </table:table-cell>
          <table:table-cell table:formula="of:=([.B7] - [.$B$23])/SQRT(20 * [.$B$24]^2)" office:value-type="float" office:value="-0.0128622414616835" calcext:value-type="float">
            <text:p>-0.0128622414616835</text:p>
          </table:table-cell>
          <table:table-cell table:formula="of:=([.C7] - [.$C$23])/SQRT(20 * [.$C$24]^2)" office:value-type="float" office:value="-0.0137322496059352" calcext:value-type="float">
            <text:p>-0.0137322496059352</text:p>
          </table:table-cell>
          <table:table-cell table:number-columns-repeated="6"/>
          <table:table-cell table:formula="of:=LOG([.A7]; 2)" office:value-type="float" office:value="3.16992500144231" calcext:value-type="float">
            <text:p>3.16992500144231</text:p>
          </table:table-cell>
          <table:table-cell table:formula="of:=COS(COS([.B7]))" office:value-type="float" office:value="0.664588052184905" calcext:value-type="float">
            <text:p>0.66458805218490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7"/>
          <table:table-cell table:formula="of:=[.P7]*[.$X$2]+[.Q7]*[.$W$2]+[.R7]*[.$V$2]+[.$Y$2]" office:value-type="float" office:value="34.564328848296" calcext:value-type="float">
            <text:p>34.564328848296</text:p>
          </table:table-cell>
          <table:table-cell/>
          <table:table-cell table:formula="of:=[.$D7] -  [.AA7]" office:value-type="float" office:value="-0.564328848295958" calcext:value-type="float">
            <text:p>-0.564328848295958</text:p>
          </table:table-cell>
          <table:table-cell/>
          <table:table-cell table:formula="of:=COM.MICROSOFT.RANK.AVG([.P7]; [.P$2:.P$21])" office:value-type="float" office:value="15.5" calcext:value-type="float">
            <text:p>15.5</text:p>
          </table:table-cell>
          <table:table-cell table:formula="of:=COM.MICROSOFT.RANK.AVG([.Q7]; [.Q$2:.Q$21])" office:value-type="float" office:value="14" calcext:value-type="float">
            <text:p>14</text:p>
          </table:table-cell>
          <table:table-cell table:formula="of:=COM.MICROSOFT.RANK.AVG([.R7]; [.R$2:.R$21])" office:value-type="float" office:value="14.5" calcext:value-type="float">
            <text:p>14.5</text:p>
          </table:table-cell>
          <table:table-cell table:formula="of:=COM.MICROSOFT.RANK.AVG([.AC7]; [.AC$2:.AC$21])" office:value-type="float" office:value="12" calcext:value-type="float">
            <text:p>12</text:p>
          </table:table-cell>
          <table:table-cell/>
          <table:table-cell office:value-type="string" calcext:value-type="string">
            <text:p>t crit.</text:p>
          </table:table-cell>
          <table:table-cell table:formula="of:=COM.MICROSOFT.T.INV.2T(0.025; 20-2)" office:value-type="float" office:value="2.44500561651494" calcext:value-type="float">
            <text:p>2.44500561651494</text:p>
          </table:table-cell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([.A8] - [.$A$23])/SQRT(20 * [.$A$24]^2)" office:value-type="float" office:value="-0.0055772481347748" calcext:value-type="float">
            <text:p>-0.0055772481347748</text:p>
          </table:table-cell>
          <table:table-cell table:formula="of:=([.B8] - [.$B$23])/SQRT(20 * [.$B$24]^2)" office:value-type="float" office:value="-0.0055954383759866" calcext:value-type="float">
            <text:p>-0.0055954383759866</text:p>
          </table:table-cell>
          <table:table-cell table:formula="of:=([.C8] - [.$C$23])/SQRT(20 * [.$C$24]^2)" office:value-type="float" office:value="-0.0137322496059352" calcext:value-type="float">
            <text:p>-0.0137322496059352</text:p>
          </table:table-cell>
          <table:table-cell table:number-columns-repeated="6"/>
          <table:table-cell table:formula="of:=LOG([.A8]; 2)" office:value-type="float" office:value="4.24792751344359" calcext:value-type="float">
            <text:p>4.24792751344359</text:p>
          </table:table-cell>
          <table:table-cell table:formula="of:=COS(COS([.B8]))" office:value-type="float" office:value="0.540335268905848" calcext:value-type="float">
            <text:p>0.54033526890584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7"/>
          <table:table-cell table:formula="of:=[.P8]*[.$X$2]+[.Q8]*[.$W$2]+[.R8]*[.$V$2]+[.$Y$2]" office:value-type="float" office:value="41.2402742054158" calcext:value-type="float">
            <text:p>41.2402742054158</text:p>
          </table:table-cell>
          <table:table-cell/>
          <table:table-cell table:formula="of:=[.$D8] -  [.AA8]" office:value-type="float" office:value="-4.24027420541577" calcext:value-type="float">
            <text:p>-4.24027420541577</text:p>
          </table:table-cell>
          <table:table-cell/>
          <table:table-cell table:formula="of:=COM.MICROSOFT.RANK.AVG([.P8]; [.P$2:.P$21])" office:value-type="float" office:value="14" calcext:value-type="float">
            <text:p>14</text:p>
          </table:table-cell>
          <table:table-cell table:formula="of:=COM.MICROSOFT.RANK.AVG([.Q8]; [.Q$2:.Q$21])" office:value-type="float" office:value="20" calcext:value-type="float">
            <text:p>20</text:p>
          </table:table-cell>
          <table:table-cell table:formula="of:=COM.MICROSOFT.RANK.AVG([.R8]; [.R$2:.R$21])" office:value-type="float" office:value="14.5" calcext:value-type="float">
            <text:p>14.5</text:p>
          </table:table-cell>
          <table:table-cell table:formula="of:=COM.MICROSOFT.RANK.AVG([.AC8]; [.AC$2:.AC$21])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([.A9] - [.$A$23])/SQRT(20 * [.$A$24]^2)" office:value-type="float" office:value="-0.00273533825718254" calcext:value-type="float">
            <text:p>-0.00273533825718254</text:p>
          </table:table-cell>
          <table:table-cell table:formula="of:=([.B9] - [.$B$23])/SQRT(20 * [.$B$24]^2)" office:value-type="float" office:value="-0.00341539745027754" calcext:value-type="float">
            <text:p>-0.00341539745027754</text:p>
          </table:table-cell>
          <table:table-cell table:formula="of:=([.C9] - [.$C$23])/SQRT(20 * [.$C$24]^2)" office:value-type="float" office:value="-0.0112909607871023" calcext:value-type="float">
            <text:p>-0.0112909607871023</text:p>
          </table:table-cell>
          <table:table-cell table:number-columns-repeated="6"/>
          <table:table-cell table:formula="of:=LOG([.A9]; 2)" office:value-type="float" office:value="4.52356195605701" calcext:value-type="float">
            <text:p>4.52356195605701</text:p>
          </table:table-cell>
          <table:table-cell table:formula="of:=COS(COS([.B9]))" office:value-type="float" office:value="0.547683881948597" calcext:value-type="float">
            <text:p>0.54768388194859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9" calcext:value-type="float">
            <text:p>39</text:p>
          </table:table-cell>
          <table:table-cell/>
          <table:table-cell table:style-name="ce6" office:value-type="string" calcext:value-type="string">
            <text:p>R </text:p>
          </table:table-cell>
          <table:table-cell table:formula="of:=SQRT([.V4])" office:value-type="float" office:value="0.964230318575474" calcext:value-type="float">
            <text:p>0.964230318575474</text:p>
          </table:table-cell>
          <table:table-cell table:number-columns-repeated="4"/>
          <table:table-cell table:formula="of:=[.P9]*[.$X$2]+[.Q9]*[.$W$2]+[.R9]*[.$V$2]+[.$Y$2]" office:value-type="float" office:value="44.0477815855065" calcext:value-type="float">
            <text:p>44.0477815855065</text:p>
          </table:table-cell>
          <table:table-cell/>
          <table:table-cell table:formula="of:=[.$D9] -  [.AA9]" office:value-type="float" office:value="-5.04778158550651" calcext:value-type="float">
            <text:p>-5.04778158550651</text:p>
          </table:table-cell>
          <table:table-cell/>
          <table:table-cell table:formula="of:=COM.MICROSOFT.RANK.AVG([.P9]; [.P$2:.P$21])" office:value-type="float" office:value="13" calcext:value-type="float">
            <text:p>13</text:p>
          </table:table-cell>
          <table:table-cell table:formula="of:=COM.MICROSOFT.RANK.AVG([.Q9]; [.Q$2:.Q$21])" office:value-type="float" office:value="19" calcext:value-type="float">
            <text:p>19</text:p>
          </table:table-cell>
          <table:table-cell table:formula="of:=COM.MICROSOFT.RANK.AVG([.R9]; [.R$2:.R$21])" office:value-type="float" office:value="13" calcext:value-type="float">
            <text:p>13</text:p>
          </table:table-cell>
          <table:table-cell table:formula="of:=COM.MICROSOFT.RANK.AVG([.AC9]; [.AC$2:.AC$21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([.A10] - [.$A$23])/SQRT(20 * [.$A$24]^2)" office:value-type="float" office:value="-0.00202486078778448" calcext:value-type="float">
            <text:p>-0.00202486078778448</text:p>
          </table:table-cell>
          <table:table-cell table:formula="of:=([.B10] - [.$B$23])/SQRT(20 * [.$B$24]^2)" office:value-type="float" office:value="-0.00268871714170785" calcext:value-type="float">
            <text:p>-0.00268871714170785</text:p>
          </table:table-cell>
          <table:table-cell table:formula="of:=([.C10] - [.$C$23])/SQRT(20 * [.$C$24]^2)" office:value-type="float" office:value="-0.00152580551177058" calcext:value-type="float">
            <text:p>-0.00152580551177058</text:p>
          </table:table-cell>
          <table:table-cell/>
          <table:table-cell office:value-type="string" calcext:value-type="string">
            <text:p>χ2</text:p>
          </table:table-cell>
          <table:table-cell table:formula="of:=-(20-1-(2*3+5)/6)*LN(MDETERM([.L3:.N5]))" office:value-type="float" office:value="99.8689562319453" calcext:value-type="float">
            <text:p>99.8689562319453</text:p>
          </table:table-cell>
          <table:table-cell table:number-columns-repeated="2"/>
          <table:table-cell office:value-type="string" calcext:value-type="string">
            <text:p><text:s/>There is multicollinearity in data</text:p>
          </table:table-cell>
          <table:table-cell table:formula="of:=LOG([.A10]; 2)" office:value-type="float" office:value="4.58496250072116" calcext:value-type="float">
            <text:p>4.58496250072116</text:p>
          </table:table-cell>
          <table:table-cell table:formula="of:=COS(COS([.B10]))" office:value-type="float" office:value="0.797944402203729" calcext:value-type="float">
            <text:p>0.7979444022037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7" calcext:value-type="float">
            <text:p>47</text:p>
          </table:table-cell>
          <table:table-cell/>
          <table:table-cell office:value-type="string" calcext:value-type="string">
            <text:p>F crit.</text:p>
          </table:table-cell>
          <table:table-cell table:formula="of:=COM.MICROSOFT.F.INV.RT(0.05;20;20-3-1)" office:value-type="float" office:value="2.275569585226" calcext:value-type="float">
            <text:p>2.275569585226</text:p>
          </table:table-cell>
          <table:table-cell table:number-columns-repeated="4"/>
          <table:table-cell table:formula="of:=[.P10]*[.$X$2]+[.Q10]*[.$W$2]+[.R10]*[.$V$2]+[.$Y$2]" office:value-type="float" office:value="49.8297885104965" calcext:value-type="float">
            <text:p>49.8297885104965</text:p>
          </table:table-cell>
          <table:table-cell/>
          <table:table-cell table:formula="of:=[.$D10] -  [.AA10]" office:value-type="float" office:value="-2.82978851049651" calcext:value-type="float">
            <text:p>-2.82978851049651</text:p>
          </table:table-cell>
          <table:table-cell/>
          <table:table-cell table:formula="of:=COM.MICROSOFT.RANK.AVG([.P10]; [.P$2:.P$21])" office:value-type="float" office:value="12" calcext:value-type="float">
            <text:p>12</text:p>
          </table:table-cell>
          <table:table-cell table:formula="of:=COM.MICROSOFT.RANK.AVG([.Q10]; [.Q$2:.Q$21])" office:value-type="float" office:value="10" calcext:value-type="float">
            <text:p>10</text:p>
          </table:table-cell>
          <table:table-cell table:formula="of:=COM.MICROSOFT.RANK.AVG([.R10]; [.R$2:.R$21])" office:value-type="float" office:value="12" calcext:value-type="float">
            <text:p>12</text:p>
          </table:table-cell>
          <table:table-cell table:formula="of:=COM.MICROSOFT.RANK.AVG([.AC10]; [.AC$2:.AC$21]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([.A11] - [.$A$23])/SQRT(20 * [.$A$24]^2)" office:value-type="float" office:value="-0.000603905848988355" calcext:value-type="float">
            <text:p>-0.000603905848988355</text:p>
          </table:table-cell>
          <table:table-cell table:formula="of:=([.B11] - [.$B$23])/SQRT(20 * [.$B$24]^2)" office:value-type="float" office:value="0.000218004092570907" calcext:value-type="float">
            <text:p>0.000218004092570907</text:p>
          </table:table-cell>
          <table:table-cell table:formula="of:=([.C11] - [.$C$23])/SQRT(20 * [.$C$24]^2)" office:value-type="float" office:value="0.00091548330706235" calcext:value-type="float">
            <text:p>0.00091548330706235</text:p>
          </table:table-cell>
          <table:table-cell/>
          <table:table-cell office:value-type="string" calcext:value-type="string">
            <text:p>χ2 (кр.)</text:p>
          </table:table-cell>
          <table:table-cell table:formula="of:=COM.MICROSOFT.CHISQ.INV.RT(0.05;(3*(3-1))/2)" office:value-type="float" office:value="7.81472790325118" calcext:value-type="float">
            <text:p>7.81472790325118</text:p>
          </table:table-cell>
          <table:table-cell table:number-columns-repeated="3"/>
          <table:table-cell table:formula="of:=LOG([.A11]; 2)" office:value-type="float" office:value="4.70043971814109" calcext:value-type="float">
            <text:p>4.70043971814109</text:p>
          </table:table-cell>
          <table:table-cell table:formula="of:=COS(COS([.B11]))" office:value-type="float" office:value="0.988126815199238" calcext:value-type="float">
            <text:p>0.98812681519923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7"/>
          <table:table-cell table:formula="of:=[.P11]*[.$X$2]+[.Q11]*[.$W$2]+[.R11]*[.$V$2]+[.$Y$2]" office:value-type="float" office:value="53.2745240860203" calcext:value-type="float">
            <text:p>53.2745240860203</text:p>
          </table:table-cell>
          <table:table-cell/>
          <table:table-cell table:formula="of:=[.$D11] -  [.AA11]" office:value-type="float" office:value="-2.27452408602025" calcext:value-type="float">
            <text:p>-2.27452408602025</text:p>
          </table:table-cell>
          <table:table-cell/>
          <table:table-cell table:formula="of:=COM.MICROSOFT.RANK.AVG([.P11]; [.P$2:.P$21])" office:value-type="float" office:value="11" calcext:value-type="float">
            <text:p>11</text:p>
          </table:table-cell>
          <table:table-cell table:formula="of:=COM.MICROSOFT.RANK.AVG([.Q11]; [.Q$2:.Q$21])" office:value-type="float" office:value="5" calcext:value-type="float">
            <text:p>5</text:p>
          </table:table-cell>
          <table:table-cell table:formula="of:=COM.MICROSOFT.RANK.AVG([.R11]; [.R$2:.R$21])" office:value-type="float" office:value="11" calcext:value-type="float">
            <text:p>11</text:p>
          </table:table-cell>
          <table:table-cell table:formula="of:=COM.MICROSOFT.RANK.AVG([.AC11]; [.AC$2:.AC$21])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([.A12] - [.$A$23])/SQRT(20 * [.$A$24]^2)" office:value-type="float" office:value="0.000106571620409708" calcext:value-type="float">
            <text:p>0.000106571620409708</text:p>
          </table:table-cell>
          <table:table-cell table:formula="of:=([.B12] - [.$B$23])/SQRT(20 * [.$B$24]^2)" office:value-type="float" office:value="0.00167136470971028" calcext:value-type="float">
            <text:p>0.00167136470971028</text:p>
          </table:table-cell>
          <table:table-cell table:formula="of:=([.C12] - [.$C$23])/SQRT(20 * [.$C$24]^2)" office:value-type="float" office:value="0.00579806094472822" calcext:value-type="float">
            <text:p>0.00579806094472822</text:p>
          </table:table-cell>
          <table:table-cell table:number-columns-repeated="6"/>
          <table:table-cell table:formula="of:=LOG([.A12]; 2)" office:value-type="float" office:value="4.75488750216347" calcext:value-type="float">
            <text:p>4.75488750216347</text:p>
          </table:table-cell>
          <table:table-cell table:formula="of:=COS(COS([.B12]))" office:value-type="float" office:value="0.671753200332617" calcext:value-type="float">
            <text:p>0.67175320033261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7"/>
          <table:table-cell table:formula="of:=[.P12]*[.$X$2]+[.Q12]*[.$W$2]+[.R12]*[.$V$2]+[.$Y$2]" office:value-type="float" office:value="51.964096067027" calcext:value-type="float">
            <text:p>51.964096067027</text:p>
          </table:table-cell>
          <table:table-cell/>
          <table:table-cell table:formula="of:=[.$D12] -  [.AA12]" office:value-type="float" office:value="4.03590393297299" calcext:value-type="float">
            <text:p>4.03590393297299</text:p>
          </table:table-cell>
          <table:table-cell/>
          <table:table-cell table:formula="of:=COM.MICROSOFT.RANK.AVG([.P12]; [.P$2:.P$21])" office:value-type="float" office:value="10" calcext:value-type="float">
            <text:p>10</text:p>
          </table:table-cell>
          <table:table-cell table:formula="of:=COM.MICROSOFT.RANK.AVG([.Q12]; [.Q$2:.Q$21])" office:value-type="float" office:value="13" calcext:value-type="float">
            <text:p>13</text:p>
          </table:table-cell>
          <table:table-cell table:formula="of:=COM.MICROSOFT.RANK.AVG([.R12]; [.R$2:.R$21])" office:value-type="float" office:value="10" calcext:value-type="float">
            <text:p>10</text:p>
          </table:table-cell>
          <table:table-cell table:formula="of:=COM.MICROSOFT.RANK.AVG([.AC12]; [.AC$2:.AC$21])" office:value-type="float" office:value="4" calcext:value-type="float">
            <text:p>4</text:p>
          </table:table-cell>
          <table:table-cell/>
          <table:table-cell office:value-type="string" calcext:value-type="string">
            <text:p>Durbin-Watson from data</text:p>
          </table:table-cell>
          <table:table-cell table:formula="of:=SUMXMY2([.AC3:.AC21];[.AC2:.AC20])/SUMSQ([.AC2:.AC20])" office:value-type="float" office:value="1.31407842446549" calcext:value-type="float">
            <text:p>1.31407842446549</text:p>
          </table:table-cell>
          <table:table-cell table:number-columns-repeated="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([.A13] - [.$A$23])/SQRT(20 * [.$A$24]^2)" office:value-type="float" office:value="0.00152752655920583" calcext:value-type="float">
            <text:p>0.00152752655920583</text:p>
          </table:table-cell>
          <table:table-cell table:formula="of:=([.B13] - [.$B$23])/SQRT(20 * [.$B$24]^2)" office:value-type="float" office:value="0.00457808594398904" calcext:value-type="float">
            <text:p>0.00457808594398904</text:p>
          </table:table-cell>
          <table:table-cell table:formula="of:=([.C13] - [.$C$23])/SQRT(20 * [.$C$24]^2)" office:value-type="float" office:value="0.00701870535414468" calcext:value-type="float">
            <text:p>0.00701870535414468</text:p>
          </table:table-cell>
          <table:table-cell table:number-columns-repeated="6"/>
          <table:table-cell table:formula="of:=LOG([.A13]; 2)" office:value-type="float" office:value="4.85798099512757" calcext:value-type="float">
            <text:p>4.85798099512757</text:p>
          </table:table-cell>
          <table:table-cell table:formula="of:=COS(COS([.B13]))" office:value-type="float" office:value="0.991823813096916" calcext:value-type="float">
            <text:p>0.99182381309691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/>
          <table:table-cell table:style-name="ce14" office:value-type="string" calcext:value-type="string">
            <text:p>b3</text:p>
          </table:table-cell>
          <table:table-cell table:style-name="ce14" office:value-type="string" calcext:value-type="string">
            <text:p>b2</text:p>
          </table:table-cell>
          <table:table-cell table:style-name="ce14" office:value-type="string" calcext:value-type="string">
            <text:p>b1</text:p>
          </table:table-cell>
          <table:table-cell table:style-name="ce14" office:value-type="string" calcext:value-type="string">
            <text:p>b0</text:p>
          </table:table-cell>
          <table:table-cell/>
          <table:table-cell table:formula="of:=[.P13]*[.$X$2]+[.Q13]*[.$W$2]+[.R13]*[.$V$2]+[.$Y$2]" office:value-type="float" office:value="56.2488612997419" calcext:value-type="float">
            <text:p>56.2488612997419</text:p>
          </table:table-cell>
          <table:table-cell/>
          <table:table-cell table:formula="of:=[.$D13] -  [.AA13]" office:value-type="float" office:value="-0.248861299741883" calcext:value-type="float">
            <text:p>-0.248861299741883</text:p>
          </table:table-cell>
          <table:table-cell/>
          <table:table-cell table:formula="of:=COM.MICROSOFT.RANK.AVG([.P13]; [.P$2:.P$21])" office:value-type="float" office:value="9" calcext:value-type="float">
            <text:p>9</text:p>
          </table:table-cell>
          <table:table-cell table:formula="of:=COM.MICROSOFT.RANK.AVG([.Q13]; [.Q$2:.Q$21])" office:value-type="float" office:value="3.5" calcext:value-type="float">
            <text:p>3.5</text:p>
          </table:table-cell>
          <table:table-cell table:formula="of:=COM.MICROSOFT.RANK.AVG([.R13]; [.R$2:.R$21])" office:value-type="float" office:value="9" calcext:value-type="float">
            <text:p>9</text:p>
          </table:table-cell>
          <table:table-cell table:formula="of:=COM.MICROSOFT.RANK.AVG([.AC13]; [.AC$2:.AC$21])" office:value-type="float" office:value="10" calcext:value-type="float">
            <text:p>10</text:p>
          </table:table-cell>
          <table:table-cell/>
          <table:table-cell office:value-type="string" calcext:value-type="string">
            <text:p>Durbin-Watson from table (l-u)</text:p>
          </table:table-cell>
          <table:table-cell office:value-type="string" calcext:value-type="string">
            <text:p>1-1.68</text:p>
          </table:table-cell>
          <table:table-cell table:number-columns-repeated="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([.A14] - [.$A$23])/SQRT(20 * [.$A$24]^2)" office:value-type="float" office:value="0.00365895896740003" calcext:value-type="float">
            <text:p>0.00365895896740003</text:p>
          </table:table-cell>
          <table:table-cell table:formula="of:=([.B14] - [.$B$23])/SQRT(20 * [.$B$24]^2)" office:value-type="float" office:value="0.00457808594398904" calcext:value-type="float">
            <text:p>0.00457808594398904</text:p>
          </table:table-cell>
          <table:table-cell table:formula="of:=([.C14] - [.$C$23])/SQRT(20 * [.$C$24]^2)" office:value-type="float" office:value="0.0143425718106435" calcext:value-type="float">
            <text:p>0.0143425718106435</text:p>
          </table:table-cell>
          <table:table-cell/>
          <table:table-cell office:value-type="string" calcext:value-type="string">
            <text:p>r^-1</text:p>
          </table:table-cell>
          <table:table-cell table:number-columns-repeated="4"/>
          <table:table-cell table:formula="of:=LOG([.A14]; 2)" office:value-type="float" office:value="5" calcext:value-type="float">
            <text:p>5</text:p>
          </table:table-cell>
          <table:table-cell table:formula="of:=COS(COS([.B14]))" office:value-type="float" office:value="0.991823813096916" calcext:value-type="float">
            <text:p>0.99182381309691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3" calcext:value-type="float">
            <text:p>63</text:p>
          </table:table-cell>
          <table:table-cell/>
          <table:table-cell office:value-type="string" calcext:value-type="string">
            <text:p>t(b_i)</text:p>
          </table:table-cell>
          <table:table-cell table:style-name="ce15" table:formula="of:=ABS([.V2]/[.V3])" office:value-type="float" office:value="4.36453188105635" calcext:value-type="float">
            <text:p>4.36453188105635</text:p>
          </table:table-cell>
          <table:table-cell table:style-name="ce17" table:formula="of:=ABS([.W2]/[.W3])" office:value-type="float" office:value="1.42245402404839" calcext:value-type="float">
            <text:p>1.42245402404839</text:p>
          </table:table-cell>
          <table:table-cell table:style-name="ce15" table:formula="of:=ABS([.X2]/[.X3])" office:value-type="float" office:value="6.58288686445083" calcext:value-type="float">
            <text:p>6.58288686445083</text:p>
          </table:table-cell>
          <table:table-cell table:style-name="ce17" table:formula="of:=ABS([.Y2]/[.Y3])" office:value-type="float" office:value="0.206180731593443" calcext:value-type="float">
            <text:p>0.206180731593443</text:p>
          </table:table-cell>
          <table:table-cell office:value-type="float" office:value="4" calcext:value-type="float">
            <text:p>4</text:p>
          </table:table-cell>
          <table:table-cell table:formula="of:=[.P14]*[.$X$2]+[.Q14]*[.$W$2]+[.R14]*[.$V$2]+[.$Y$2]" office:value-type="float" office:value="59.4291189709739" calcext:value-type="float">
            <text:p>59.4291189709739</text:p>
          </table:table-cell>
          <table:table-cell/>
          <table:table-cell table:formula="of:=[.$D14] -  [.AA14]" office:value-type="float" office:value="3.57088102902609" calcext:value-type="float">
            <text:p>3.57088102902609</text:p>
          </table:table-cell>
          <table:table-cell/>
          <table:table-cell table:formula="of:=COM.MICROSOFT.RANK.AVG([.P14]; [.P$2:.P$21])" office:value-type="float" office:value="7.5" calcext:value-type="float">
            <text:p>7.5</text:p>
          </table:table-cell>
          <table:table-cell table:formula="of:=COM.MICROSOFT.RANK.AVG([.Q14]; [.Q$2:.Q$21])" office:value-type="float" office:value="3.5" calcext:value-type="float">
            <text:p>3.5</text:p>
          </table:table-cell>
          <table:table-cell table:formula="of:=COM.MICROSOFT.RANK.AVG([.R14]; [.R$2:.R$21])" office:value-type="float" office:value="5.5" calcext:value-type="float">
            <text:p>5.5</text:p>
          </table:table-cell>
          <table:table-cell table:formula="of:=COM.MICROSOFT.RANK.AVG([.AC14]; [.AC$2:.AC$21])" office:value-type="float" office:value="5" calcext:value-type="float">
            <text:p>5</text:p>
          </table:table-cell>
          <table:table-cell/>
          <table:table-cell table:style-name="ce18" office:value-type="string" calcext:value-type="string">
            <text:p>No conclusion can be made :(</text:p>
          </table:table-cell>
          <table:table-cell table:number-columns-repeated="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formula="of:=([.A15] - [.$A$23])/SQRT(20 * [.$A$24]^2)" office:value-type="float" office:value="0.00365895896740003" calcext:value-type="float">
            <text:p>0.00365895896740003</text:p>
          </table:table-cell>
          <table:table-cell table:formula="of:=([.B15] - [.$B$23])/SQRT(20 * [.$B$24]^2)" office:value-type="float" office:value="0.00675812686969811" calcext:value-type="float">
            <text:p>0.00675812686969811</text:p>
          </table:table-cell>
          <table:table-cell table:formula="of:=([.C15] - [.$C$23])/SQRT(20 * [.$C$24]^2)" office:value-type="float" office:value="0.0192251494483094" calcext:value-type="float">
            <text:p>0.0192251494483094</text:p>
          </table:table-cell>
          <table:table-cell/>
          <table:table-cell table:number-matrix-columns-spanned="3" table:number-matrix-rows-spanned="3" table:formula="of:=MINVERSE([.L3:.N5])" office:value-type="float" office:value="54.7585356075061" calcext:value-type="float">
            <text:p>54.7585356075061</text:p>
          </table:table-cell>
          <table:table-cell office:value-type="float" office:value="-65.4719952147326" calcext:value-type="float">
            <text:p>-65.4719952147326</text:p>
          </table:table-cell>
          <table:table-cell office:value-type="float" office:value="12.5160890495607" calcext:value-type="float">
            <text:p>12.5160890495607</text:p>
          </table:table-cell>
          <table:table-cell table:number-columns-repeated="2"/>
          <table:table-cell table:formula="of:=LOG([.A15]; 2)" office:value-type="float" office:value="5" calcext:value-type="float">
            <text:p>5</text:p>
          </table:table-cell>
          <table:table-cell table:formula="of:=COS(COS([.B15]))" office:value-type="float" office:value="0.96466089936145" calcext:value-type="float">
            <text:p>0.9646608993614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7" calcext:value-type="float">
            <text:p>67</text:p>
          </table:table-cell>
          <table:table-cell/>
          <table:table-cell office:value-type="string" calcext:value-type="string">
            <text:p>t. crit.</text:p>
          </table:table-cell>
          <table:table-cell table:formula="of:=COM.MICROSOFT.T.INV.2T(0.025; 20-3-1)" office:value-type="float" office:value="2.47287832246157" calcext:value-type="float">
            <text:p>2.47287832246157</text:p>
          </table:table-cell>
          <table:table-cell table:number-columns-repeated="4"/>
          <table:table-cell table:formula="of:=[.P15]*[.$X$2]+[.Q15]*[.$W$2]+[.R15]*[.$V$2]+[.$Y$2]" office:value-type="float" office:value="60.5855931694383" calcext:value-type="float">
            <text:p>60.5855931694383</text:p>
          </table:table-cell>
          <table:table-cell/>
          <table:table-cell table:formula="of:=[.$D15] -  [.AA15]" office:value-type="float" office:value="6.41440683056172" calcext:value-type="float">
            <text:p>6.41440683056172</text:p>
          </table:table-cell>
          <table:table-cell/>
          <table:table-cell table:formula="of:=COM.MICROSOFT.RANK.AVG([.P15]; [.P$2:.P$21])" office:value-type="float" office:value="7.5" calcext:value-type="float">
            <text:p>7.5</text:p>
          </table:table-cell>
          <table:table-cell table:formula="of:=COM.MICROSOFT.RANK.AVG([.Q15]; [.Q$2:.Q$21])" office:value-type="float" office:value="7" calcext:value-type="float">
            <text:p>7</text:p>
          </table:table-cell>
          <table:table-cell table:formula="of:=COM.MICROSOFT.RANK.AVG([.R15]; [.R$2:.R$21])" office:value-type="float" office:value="4" calcext:value-type="float">
            <text:p>4</text:p>
          </table:table-cell>
          <table:table-cell table:formula="of:=COM.MICROSOFT.RANK.AVG([.AC15]; [.AC$2:.AC$21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([.A16] - [.$A$23])/SQRT(20 * [.$A$24]^2)" office:value-type="float" office:value="0.00579039137559421" calcext:value-type="float">
            <text:p>0.00579039137559421</text:p>
          </table:table-cell>
          <table:table-cell table:formula="of:=([.B16] - [.$B$23])/SQRT(20 * [.$B$24]^2)" office:value-type="float" office:value="0.00821148748683749" calcext:value-type="float">
            <text:p>0.00821148748683749</text:p>
          </table:table-cell>
          <table:table-cell table:formula="of:=([.C16] - [.$C$23])/SQRT(20 * [.$C$24]^2)" office:value-type="float" office:value="0.0216664382671423" calcext:value-type="float">
            <text:p>0.0216664382671423</text:p>
          </table:table-cell>
          <table:table-cell/>
          <table:table-cell office:value-type="float" office:value="-65.4719952147326" calcext:value-type="float">
            <text:p>-65.4719952147326</text:p>
          </table:table-cell>
          <table:table-cell office:value-type="float" office:value="84.4206196518046" calcext:value-type="float">
            <text:p>84.4206196518046</text:p>
          </table:table-cell>
          <table:table-cell office:value-type="float" office:value="-20.5817263002138" calcext:value-type="float">
            <text:p>-20.5817263002138</text:p>
          </table:table-cell>
          <table:table-cell table:number-columns-repeated="2"/>
          <table:table-cell table:formula="of:=LOG([.A16]; 2)" office:value-type="float" office:value="5.12928301694497" calcext:value-type="float">
            <text:p>5.12928301694497</text:p>
          </table:table-cell>
          <table:table-cell table:formula="of:=COS(COS([.B16]))" office:value-type="float" office:value="0.55091234886044" calcext:value-type="float">
            <text:p>0.5509123488604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7"/>
          <table:table-cell table:formula="of:=[.P16]*[.$X$2]+[.Q16]*[.$W$2]+[.R16]*[.$V$2]+[.$Y$2]" office:value-type="float" office:value="58.1462020470552" calcext:value-type="float">
            <text:p>58.1462020470552</text:p>
          </table:table-cell>
          <table:table-cell/>
          <table:table-cell table:formula="of:=[.$D16] -  [.AA16]" office:value-type="float" office:value="10.8537979529448" calcext:value-type="float">
            <text:p>10.8537979529448</text:p>
          </table:table-cell>
          <table:table-cell/>
          <table:table-cell table:formula="of:=COM.MICROSOFT.RANK.AVG([.P16]; [.P$2:.P$21])" office:value-type="float" office:value="6" calcext:value-type="float">
            <text:p>6</text:p>
          </table:table-cell>
          <table:table-cell table:formula="of:=COM.MICROSOFT.RANK.AVG([.Q16]; [.Q$2:.Q$21])" office:value-type="float" office:value="18" calcext:value-type="float">
            <text:p>18</text:p>
          </table:table-cell>
          <table:table-cell table:formula="of:=COM.MICROSOFT.RANK.AVG([.R16]; [.R$2:.R$21])" office:value-type="float" office:value="3" calcext:value-type="float">
            <text:p>3</text:p>
          </table:table-cell>
          <table:table-cell table:formula="of:=COM.MICROSOFT.RANK.AVG([.AC16]; [.AC$2:.AC$21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A17] - [.$A$23])/SQRT(20 * [.$A$24]^2)" office:value-type="float" office:value="0.00721134631439034" calcext:value-type="float">
            <text:p>0.00721134631439034</text:p>
          </table:table-cell>
          <table:table-cell table:formula="of:=([.B17] - [.$B$23])/SQRT(20 * [.$B$24]^2)" office:value-type="float" office:value="0.00893816779540718" calcext:value-type="float">
            <text:p>0.00893816779540718</text:p>
          </table:table-cell>
          <table:table-cell table:formula="of:=([.C17] - [.$C$23])/SQRT(20 * [.$C$24]^2)" office:value-type="float" office:value="0.0228870826765587" calcext:value-type="float">
            <text:p>0.0228870826765587</text:p>
          </table:table-cell>
          <table:table-cell/>
          <table:table-cell office:value-type="float" office:value="12.5160890495606" calcext:value-type="float">
            <text:p>12.5160890495606</text:p>
          </table:table-cell>
          <table:table-cell office:value-type="float" office:value="-20.5817263002138" calcext:value-type="float">
            <text:p>-20.5817263002138</text:p>
          </table:table-cell>
          <table:table-cell office:value-type="float" office:value="8.99987242978953" calcext:value-type="float">
            <text:p>8.99987242978953</text:p>
          </table:table-cell>
          <table:table-cell table:number-columns-repeated="2"/>
          <table:table-cell table:formula="of:=LOG([.A17]; 2)" office:value-type="float" office:value="5.20945336562895" calcext:value-type="float">
            <text:p>5.20945336562895</text:p>
          </table:table-cell>
          <table:table-cell table:formula="of:=COS(COS([.B17]))" office:value-type="float" office:value="0.921066712516465" calcext:value-type="float">
            <text:p>0.92106671251646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7"/>
          <table:table-cell table:formula="of:=[.P17]*[.$X$2]+[.Q17]*[.$W$2]+[.R17]*[.$V$2]+[.$Y$2]" office:value-type="float" office:value="62.7591874821717" calcext:value-type="float">
            <text:p>62.7591874821717</text:p>
          </table:table-cell>
          <table:table-cell/>
          <table:table-cell table:formula="of:=[.$D17] -  [.AA17]" office:value-type="float" office:value="2.24081251782835" calcext:value-type="float">
            <text:p>2.24081251782835</text:p>
          </table:table-cell>
          <table:table-cell/>
          <table:table-cell table:formula="of:=COM.MICROSOFT.RANK.AVG([.P17]; [.P$2:.P$21])" office:value-type="float" office:value="5" calcext:value-type="float">
            <text:p>5</text:p>
          </table:table-cell>
          <table:table-cell table:formula="of:=COM.MICROSOFT.RANK.AVG([.Q17]; [.Q$2:.Q$21])" office:value-type="float" office:value="8" calcext:value-type="float">
            <text:p>8</text:p>
          </table:table-cell>
          <table:table-cell table:formula="of:=COM.MICROSOFT.RANK.AVG([.R17]; [.R$2:.R$21])" office:value-type="float" office:value="2" calcext:value-type="float">
            <text:p>2</text:p>
          </table:table-cell>
          <table:table-cell table:formula="of:=COM.MICROSOFT.RANK.AVG([.AC17]; [.AC$2:.AC$21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table:style-name="ce1" office:value-type="float" office:value="52" calcext:value-type="float">
            <text:p>52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([.A18] - [.$A$23])/SQRT(20 * [.$A$24]^2)" office:value-type="float" office:value="0.0178685083553613" calcext:value-type="float">
            <text:p>0.0178685083553613</text:p>
          </table:table-cell>
          <table:table-cell table:formula="of:=([.B18] - [.$B$23])/SQRT(20 * [.$B$24]^2)" office:value-type="float" office:value="0.0162049708811041" calcext:value-type="float">
            <text:p>0.0162049708811041</text:p>
          </table:table-cell>
          <table:table-cell table:formula="of:=([.C18] - [.$C$23])/SQRT(20 * [.$C$24]^2)" office:value-type="float" office:value="0.0106806385823941" calcext:value-type="float">
            <text:p>0.0106806385823941</text:p>
          </table:table-cell>
          <table:table-cell table:number-columns-repeated="6"/>
          <table:table-cell table:formula="of:=LOG([.A18]; 2)" office:value-type="float" office:value="5.70043971814109" calcext:value-type="float">
            <text:p>5.70043971814109</text:p>
          </table:table-cell>
          <table:table-cell table:formula="of:=COS(COS([.B18]))" office:value-type="float" office:value="0.986746382996133" calcext:value-type="float">
            <text:p>0.98674638299613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3" calcext:value-type="float">
            <text:p>63</text:p>
          </table:table-cell>
          <table:table-cell/>
          <table:table-cell office:value-type="string" calcext:value-type="string">
            <text:p>intervals</text:p>
          </table:table-cell>
          <table:table-cell table:formula="of:=[.V2]-[.$V$15]*[.V3]" office:value-type="float" office:value="0.154477602536736" calcext:value-type="float">
            <text:p>0.154477602536736</text:p>
          </table:table-cell>
          <table:table-cell table:formula="of:=[.W2]-[.$V$15]*[.W3]" office:value-type="float" office:value="-7.31866817139393" calcext:value-type="float">
            <text:p>-7.31866817139393</text:p>
          </table:table-cell>
          <table:table-cell table:formula="of:=[.X2]-[.$V$15]*[.X3]" office:value-type="float" office:value="4.57972305498225" calcext:value-type="float">
            <text:p>4.57972305498225</text:p>
          </table:table-cell>
          <table:table-cell table:formula="of:=[.Y2]-[.$V$15]*[.Y3]" office:value-type="float" office:value="-17.3263597355256" calcext:value-type="float">
            <text:p>-17.3263597355256</text:p>
          </table:table-cell>
          <table:table-cell/>
          <table:table-cell table:formula="of:=[.P18]*[.$X$2]+[.Q18]*[.$W$2]+[.R18]*[.$V$2]+[.$Y$2]" office:value-type="float" office:value="63.4474154605848" calcext:value-type="float">
            <text:p>63.4474154605848</text:p>
          </table:table-cell>
          <table:table-cell/>
          <table:table-cell table:formula="of:=[.$D18] -  [.AA18]" office:value-type="float" office:value="-0.447415460584764" calcext:value-type="float">
            <text:p>-0.447415460584764</text:p>
          </table:table-cell>
          <table:table-cell/>
          <table:table-cell table:formula="of:=COM.MICROSOFT.RANK.AVG([.P18]; [.P$2:.P$21])" office:value-type="float" office:value="4" calcext:value-type="float">
            <text:p>4</text:p>
          </table:table-cell>
          <table:table-cell table:formula="of:=COM.MICROSOFT.RANK.AVG([.Q18]; [.Q$2:.Q$21])" office:value-type="float" office:value="6" calcext:value-type="float">
            <text:p>6</text:p>
          </table:table-cell>
          <table:table-cell table:formula="of:=COM.MICROSOFT.RANK.AVG([.R18]; [.R$2:.R$21])" office:value-type="float" office:value="8" calcext:value-type="float">
            <text:p>8</text:p>
          </table:table-cell>
          <table:table-cell table:formula="of:=COM.MICROSOFT.RANK.AVG([.AC18]; [.AC$2:.AC$21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([.A19] - [.$A$23])/SQRT(20 * [.$A$24]^2)" office:value-type="float" office:value="0.0192894632941574" calcext:value-type="float">
            <text:p>0.0192894632941574</text:p>
          </table:table-cell>
          <table:table-cell table:formula="of:=([.B19] - [.$B$23])/SQRT(20 * [.$B$24]^2)" office:value-type="float" office:value="0.0183850118068131" calcext:value-type="float">
            <text:p>0.0183850118068131</text:p>
          </table:table-cell>
          <table:table-cell table:formula="of:=([.C19] - [.$C$23])/SQRT(20 * [.$C$24]^2)" office:value-type="float" office:value="0.013121927401227" calcext:value-type="float">
            <text:p>0.013121927401227</text:p>
          </table:table-cell>
          <table:table-cell table:number-columns-repeated="6"/>
          <table:table-cell table:formula="of:=LOG([.A19]; 2)" office:value-type="float" office:value="5.75488750216347" calcext:value-type="float">
            <text:p>5.75488750216347</text:p>
          </table:table-cell>
          <table:table-cell table:formula="of:=COS(COS([.B19]))" office:value-type="float" office:value="0.999755213316067" calcext:value-type="float">
            <text:p>0.99975521331606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/>
          <table:table-cell table:formula="of:=[.V2]+[.$V$15]*[.V3]" office:value-type="float" office:value="0.55836161489543" calcext:value-type="float">
            <text:p>0.55836161489543</text:p>
          </table:table-cell>
          <table:table-cell table:formula="of:=[.W2]+[.$V$15]*[.W3]" office:value-type="float" office:value="27.140123190667" calcext:value-type="float">
            <text:p>27.140123190667</text:p>
          </table:table-cell>
          <table:table-cell table:formula="of:=[.X2]+[.$V$15]*[.X3]" office:value-type="float" office:value="10.0907081295104" calcext:value-type="float">
            <text:p>10.0907081295104</text:p>
          </table:table-cell>
          <table:table-cell table:formula="of:=[.Y2]+[.$V$15]*[.Y3]" office:value-type="float" office:value="14.659481959379" calcext:value-type="float">
            <text:p>14.659481959379</text:p>
          </table:table-cell>
          <table:table-cell/>
          <table:table-cell table:formula="of:=[.P19]*[.$X$2]+[.Q19]*[.$W$2]+[.R19]*[.$V$2]+[.$Y$2]" office:value-type="float" office:value="64.6885678848611" calcext:value-type="float">
            <text:p>64.6885678848611</text:p>
          </table:table-cell>
          <table:table-cell/>
          <table:table-cell table:formula="of:=[.$D19] -  [.AA19]" office:value-type="float" office:value="-1.68856788486109" calcext:value-type="float">
            <text:p>-1.68856788486109</text:p>
          </table:table-cell>
          <table:table-cell/>
          <table:table-cell table:formula="of:=COM.MICROSOFT.RANK.AVG([.P19]; [.P$2:.P$21])" office:value-type="float" office:value="3" calcext:value-type="float">
            <text:p>3</text:p>
          </table:table-cell>
          <table:table-cell table:formula="of:=COM.MICROSOFT.RANK.AVG([.Q19]; [.Q$2:.Q$21])" office:value-type="float" office:value="2" calcext:value-type="float">
            <text:p>2</text:p>
          </table:table-cell>
          <table:table-cell table:formula="of:=COM.MICROSOFT.RANK.AVG([.R19]; [.R$2:.R$21])" office:value-type="float" office:value="7" calcext:value-type="float">
            <text:p>7</text:p>
          </table:table-cell>
          <table:table-cell table:formula="of:=COM.MICROSOFT.RANK.AVG([.AC19]; [.AC$2:.AC$21])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([.A20] - [.$A$23])/SQRT(20 * [.$A$24]^2)" office:value-type="float" office:value="0.0199999407635555" calcext:value-type="float">
            <text:p>0.0199999407635555</text:p>
          </table:table-cell>
          <table:table-cell table:formula="of:=([.B20] - [.$B$23])/SQRT(20 * [.$B$24]^2)" office:value-type="float" office:value="0.0191116921153828" calcext:value-type="float">
            <text:p>0.0191116921153828</text:p>
          </table:table-cell>
          <table:table-cell table:formula="of:=([.C20] - [.$C$23])/SQRT(20 * [.$C$24]^2)" office:value-type="float" office:value="0.0143425718106435" calcext:value-type="float">
            <text:p>0.0143425718106435</text:p>
          </table:table-cell>
          <table:table-cell table:number-columns-repeated="2"/>
          <table:table-cell office:value-type="string" calcext:value-type="string">
            <text:p>F Stat</text:p>
          </table:table-cell>
          <table:table-cell office:value-type="string" calcext:value-type="string">
            <text:p>F stat bound</text:p>
          </table:table-cell>
          <table:table-cell table:number-columns-repeated="2"/>
          <table:table-cell table:formula="of:=LOG([.A20]; 2)" office:value-type="float" office:value="5.78135971352466" calcext:value-type="float">
            <text:p>5.78135971352466</text:p>
          </table:table-cell>
          <table:table-cell table:formula="of:=COS(COS([.B20]))" office:value-type="float" office:value="0.657560524520789" calcext:value-type="float">
            <text:p>0.65756052452078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7"/>
          <table:table-cell table:formula="of:=[.P20]*[.$X$2]+[.Q20]*[.$W$2]+[.R20]*[.$V$2]+[.$Y$2]" office:value-type="float" office:value="61.8477685552202" calcext:value-type="float">
            <text:p>61.8477685552202</text:p>
          </table:table-cell>
          <table:table-cell/>
          <table:table-cell table:formula="of:=[.$D20] -  [.AA20]" office:value-type="float" office:value="2.15223144477985" calcext:value-type="float">
            <text:p>2.15223144477985</text:p>
          </table:table-cell>
          <table:table-cell/>
          <table:table-cell table:formula="of:=COM.MICROSOFT.RANK.AVG([.P20]; [.P$2:.P$21])" office:value-type="float" office:value="2" calcext:value-type="float">
            <text:p>2</text:p>
          </table:table-cell>
          <table:table-cell table:formula="of:=COM.MICROSOFT.RANK.AVG([.Q20]; [.Q$2:.Q$21])" office:value-type="float" office:value="15" calcext:value-type="float">
            <text:p>15</text:p>
          </table:table-cell>
          <table:table-cell table:formula="of:=COM.MICROSOFT.RANK.AVG([.R20]; [.R$2:.R$21])" office:value-type="float" office:value="5.5" calcext:value-type="float">
            <text:p>5.5</text:p>
          </table:table-cell>
          <table:table-cell table:formula="of:=COM.MICROSOFT.RANK.AVG([.AC20]; [.AC$2:.AC$21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([.A21] - [.$A$23])/SQRT(20 * [.$A$24]^2)" office:value-type="float" office:value="0.0228418506411477" calcext:value-type="float">
            <text:p>0.0228418506411477</text:p>
          </table:table-cell>
          <table:table-cell table:formula="of:=([.B21] - [.$B$23])/SQRT(20 * [.$B$24]^2)" office:value-type="float" office:value="0.0198383724239525" calcext:value-type="float">
            <text:p>0.0198383724239525</text:p>
          </table:table-cell>
          <table:table-cell table:formula="of:=([.C21] - [.$C$23])/SQRT(20 * [.$C$24]^2)" office:value-type="float" office:value="0.0192251494483094" calcext:value-type="float">
            <text:p>0.0192251494483094</text:p>
          </table:table-cell>
          <table:table-cell/>
          <table:table-cell table:style-name="ce1" office:value-type="string" calcext:value-type="string">
            <text:p>x1</text:p>
          </table:table-cell>
          <table:table-cell table:formula="of:=ABS([.K15]-1)*(20-3)/(3-1)" office:value-type="float" office:value="456.947552663802" calcext:value-type="float">
            <text:p>456.947552663802</text:p>
          </table:table-cell>
          <table:table-cell table:style-name="ce1" table:formula="of:=COM.MICROSOFT.F.INV.RT(0.05;20-3;3-1)" office:value-type="float" office:value="19.4369613785919" calcext:value-type="float">
            <text:p>19.4369613785919</text:p>
          </table:table-cell>
          <table:table-cell table:number-columns-repeated="2"/>
          <table:table-cell table:formula="of:=LOG([.A21]; 2)" office:value-type="float" office:value="5.88264304936184" calcext:value-type="float">
            <text:p>5.88264304936184</text:p>
          </table:table-cell>
          <table:table-cell table:formula="of:=COS(COS([.B21]))" office:value-type="float" office:value="0.62171428077688" calcext:value-type="float">
            <text:p>0.62171428077688</text:p>
          </table:table-cell>
          <table:table-cell table:style-name="ce1" table:formula="of:=[.A21]+[.C21]" office:value-type="float" office:value="103" calcext:value-type="float">
            <text:p>103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7"/>
          <table:table-cell table:formula="of:=[.P21]*[.$X$2]+[.Q21]*[.$W$2]+[.R21]*[.$V$2]+[.$Y$2]" office:value-type="float" office:value="84.6898766546111" calcext:value-type="float">
            <text:p>84.6898766546111</text:p>
          </table:table-cell>
          <table:table-cell/>
          <table:table-cell table:formula="of:=[.$D21] -  [.AA21]" office:value-type="float" office:value="-7.6898766546111" calcext:value-type="float">
            <text:p>-7.6898766546111</text:p>
          </table:table-cell>
          <table:table-cell/>
          <table:table-cell table:formula="of:=COM.MICROSOFT.RANK.AVG([.P21]; [.P$2:.P$21])" office:value-type="float" office:value="1" calcext:value-type="float">
            <text:p>1</text:p>
          </table:table-cell>
          <table:table-cell table:formula="of:=COM.MICROSOFT.RANK.AVG([.Q21]; [.Q$2:.Q$21])" office:value-type="float" office:value="16" calcext:value-type="float">
            <text:p>16</text:p>
          </table:table-cell>
          <table:table-cell table:formula="of:=COM.MICROSOFT.RANK.AVG([.R21]; [.R$2:.R$21])" office:value-type="float" office:value="1" calcext:value-type="float">
            <text:p>1</text:p>
          </table:table-cell>
          <table:table-cell table:formula="of:=COM.MICROSOFT.RANK.AVG([.AC21]; [.AC$2:.AC$21])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style-name="ce1" office:value-type="string" calcext:value-type="string">
            <text:p>x2</text:p>
          </table:table-cell>
          <table:table-cell table:formula="of:=ABS([.L16]-1)*(20-3)/(3-1)" office:value-type="float" office:value="709.075267040339" calcext:value-type="float">
            <text:p>709.075267040339</text:p>
          </table:table-cell>
          <table:table-cell table:style-name="ce1" table:formula="of:=COM.MICROSOFT.F.INV.RT(0.05;20-3;3-1)" office:value-type="float" office:value="19.4369613785919" calcext:value-type="float">
            <text:p>19.4369613785919</text:p>
          </table:table-cell>
          <table:table-cell table:number-columns-repeated="2"/>
          <table:table-cell table:style-name="Default" table:number-columns-repeated="2"/>
          <table:table-cell table:number-columns-repeated="23"/>
        </table:table-row>
        <table:table-row table:style-name="ro1">
          <table:table-cell table:formula="of:=AVERAGE([.$A$2:.$A$21])" office:value-type="float" office:value="26.85" calcext:value-type="float">
            <text:p>26.85</text:p>
          </table:table-cell>
          <table:table-cell table:formula="of:=AVERAGE([.$B$2:.$B$21])" office:value-type="float" office:value="29.7" calcext:value-type="float">
            <text:p>29.7</text:p>
          </table:table-cell>
          <table:table-cell table:formula="of:=AVERAGE([.$C$2:.$C$21])" office:value-type="float" office:value="28.25" calcext:value-type="float">
            <text:p>28.25</text:p>
          </table:table-cell>
          <table:table-cell table:style-name="Default"/>
          <table:table-cell office:value-type="string" calcext:value-type="string">
            <text:p>AVG</text:p>
          </table:table-cell>
          <table:table-cell/>
          <table:table-cell table:style-name="Default" table:number-columns-repeated="4"/>
          <table:table-cell table:style-name="ce1" office:value-type="string" calcext:value-type="string">
            <text:p>x3</text:p>
          </table:table-cell>
          <table:table-cell table:formula="of:=ABS([.M17]-1)*(20-3)/(3-1)" office:value-type="float" office:value="67.998915653211" calcext:value-type="float">
            <text:p>67.998915653211</text:p>
          </table:table-cell>
          <table:table-cell table:style-name="ce1" table:formula="of:=COM.MICROSOFT.F.INV.RT(0.05;20-3;3-1)" office:value-type="float" office:value="19.4369613785919" calcext:value-type="float">
            <text:p>19.4369613785919</text:p>
          </table:table-cell>
          <table:table-cell/>
          <table:table-cell office:value-type="string" calcext:value-type="string">
            <text:p>All vars are multicollinear with others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formula="of:=COM.MICROSOFT.VAR.P([.$A$2:.$A$21])" office:value-type="float" office:value="314.7275" calcext:value-type="float">
            <text:p>314.7275</text:p>
          </table:table-cell>
          <table:table-cell table:formula="of:=COM.MICROSOFT.VAR.P([.$B$2:.$B$21])" office:value-type="float" office:value="307.71" calcext:value-type="float">
            <text:p>307.71</text:p>
          </table:table-cell>
          <table:table-cell table:formula="of:=COM.MICROSOFT.VAR.P([.$C$2:.$C$21])" office:value-type="float" office:value="183.1875" calcext:value-type="float">
            <text:p>183.1875</text:p>
          </table:table-cell>
          <table:table-cell table:style-name="Default"/>
          <table:table-cell office:value-type="string" calcext:value-type="string">
            <text:p>VARIANCE</text:p>
          </table:table-cell>
          <table:table-cell/>
          <table:table-cell table:style-name="Default" table:number-columns-repeated="4"/>
          <table:table-cell table:number-columns-repeated="5"/>
          <table:table-cell table:style-name="Default" table:number-columns-repeated="2"/>
          <table:table-cell table:number-columns-repeated="2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style-name="ce1" office:value-type="string" calcext:value-type="string">
            <text:p>r(xi,xj)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Y*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style-name="ce1" office:value-type="string" calcext:value-type="string">
            <text:p>x1</text:p>
          </table:table-cell>
          <table:table-cell table:style-name="ce3"/>
          <table:table-cell table:style-name="ce1" table:formula="of:=-[.L15]/SQRT([.K15]*[.L16])" office:value-type="float" office:value="0.962953676173773" calcext:value-type="float">
            <text:p>0.962953676173773</text:p>
          </table:table-cell>
          <table:table-cell table:style-name="ce1" table:formula="of:=-[.M15]/SQRT([.K15]*[.M17])" office:value-type="float" office:value="-0.563799329377902" calcext:value-type="float">
            <text:p>-0.563799329377902</text:p>
          </table:table-cell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2]" office:value-type="float" office:value="10" calcext:value-type="float">
            <text:p>10</text:p>
          </table:table-cell>
          <table:table-cell table:formula="of:=[.AA2]" office:value-type="float" office:value="9.86995864252882" calcext:value-type="float">
            <text:p>9.86995864252882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style-name="ce1" office:value-type="string" calcext:value-type="string">
            <text:p>x2</text:p>
          </table:table-cell>
          <table:table-cell table:style-name="ce3" table:number-columns-repeated="2"/>
          <table:table-cell table:style-name="ce1" table:formula="of:=-[.M16]/SQRT([.L16]*[.M17])" office:value-type="float" office:value="0.746688313226877" calcext:value-type="float">
            <text:p>0.746688313226877</text:p>
          </table:table-cell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3]" office:value-type="float" office:value="29" calcext:value-type="float">
            <text:p>29</text:p>
          </table:table-cell>
          <table:table-cell table:formula="of:=[.AA3]" office:value-type="float" office:value="21.4383704927416" calcext:value-type="float">
            <text:p>21.438370492741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style-name="ce1" office:value-type="string" calcext:value-type="string">
            <text:p>x3</text:p>
          </table:table-cell>
          <table:table-cell table:style-name="ce3" table:number-columns-repeated="3"/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4]" office:value-type="float" office:value="27" calcext:value-type="float">
            <text:p>27</text:p>
          </table:table-cell>
          <table:table-cell table:formula="of:=[.AA4]" office:value-type="float" office:value="26.4056783930146" calcext:value-type="float">
            <text:p>26.405678393014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5]" office:value-type="float" office:value="25" calcext:value-type="float">
            <text:p>25</text:p>
          </table:table-cell>
          <table:table-cell table:formula="of:=[.AA5]" office:value-type="float" office:value="33.3507039283343" calcext:value-type="float">
            <text:p>33.3507039283343</text:p>
          </table:table-cell>
          <table:table-cell/>
          <table:table-cell table:style-name="ce1" table:number-columns-repeated="2"/>
          <table:table-cell table:number-columns-repeated="4"/>
          <table:table-cell table:style-name="ce1" table:number-columns-repeated="5"/>
          <table:table-cell table:number-columns-repeated="2"/>
          <table:table-cell table:style-name="ce1" table:number-columns-repeated="3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6]" office:value-type="float" office:value="28" calcext:value-type="float">
            <text:p>28</text:p>
          </table:table-cell>
          <table:table-cell table:formula="of:=[.AA6]" office:value-type="float" office:value="32.1719037159606" calcext:value-type="float">
            <text:p>32.1719037159606</text:p>
          </table:table-cell>
          <table:table-cell/>
          <table:table-cell table:style-name="ce1" table:number-columns-repeated="2"/>
          <table:table-cell table:number-columns-repeated="4"/>
          <table:table-cell table:style-name="ce1" office:value-type="string" calcext:value-type="string">
            <text:p>t(xi,xj)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7]" office:value-type="float" office:value="34" calcext:value-type="float">
            <text:p>34</text:p>
          </table:table-cell>
          <table:table-cell table:formula="of:=[.AA7]" office:value-type="float" office:value="34.564328848296" calcext:value-type="float">
            <text:p>34.564328848296</text:p>
          </table:table-cell>
          <table:table-cell/>
          <table:table-cell table:style-name="ce1" table:number-columns-repeated="2"/>
          <table:table-cell table:number-columns-repeated="4"/>
          <table:table-cell table:style-name="ce1" office:value-type="string" calcext:value-type="string">
            <text:p>x1</text:p>
          </table:table-cell>
          <table:table-cell table:style-name="ce4"/>
          <table:table-cell table:style-name="ce1" table:formula="of:=ABS([.M28]*SQRT(20-3)/SQRT(1-[.M28]^2))" office:value-type="float" office:value="14.7232020295121" calcext:value-type="float">
            <text:p>14.7232020295121</text:p>
          </table:table-cell>
          <table:table-cell table:style-name="ce1" table:formula="of:=ABS([.N28]*SQRT(20-3)/SQRT(1-[.N28]^2))" office:value-type="float" office:value="2.81459129344784" calcext:value-type="float">
            <text:p>2.81459129344784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8]" office:value-type="float" office:value="37" calcext:value-type="float">
            <text:p>37</text:p>
          </table:table-cell>
          <table:table-cell table:formula="of:=[.AA8]" office:value-type="float" office:value="41.2402742054158" calcext:value-type="float">
            <text:p>41.2402742054158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style-name="ce1" office:value-type="string" calcext:value-type="string">
            <text:p>x2</text:p>
          </table:table-cell>
          <table:table-cell table:style-name="ce4"/>
          <table:table-cell table:style-name="ce5"/>
          <table:table-cell table:style-name="ce1" table:formula="of:=ABS([.N29]*SQRT(20-3)/SQRT(1-[.N29]^2))" office:value-type="float" office:value="4.62837452013349" calcext:value-type="float">
            <text:p>4.62837452013349</text:p>
          </table:table-cell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9]" office:value-type="float" office:value="39" calcext:value-type="float">
            <text:p>39</text:p>
          </table:table-cell>
          <table:table-cell table:formula="of:=[.AA9]" office:value-type="float" office:value="44.0477815855065" calcext:value-type="float">
            <text:p>44.0477815855065</text:p>
          </table:table-cell>
          <table:table-cell/>
          <table:table-cell table:style-name="ce1" table:number-columns-repeated="2"/>
          <table:table-cell table:number-columns-repeated="4"/>
          <table:table-cell table:style-name="ce1" office:value-type="string" calcext:value-type="string">
            <text:p>x3</text:p>
          </table:table-cell>
          <table:table-cell table:style-name="ce4" table:number-columns-repeated="3"/>
          <table:table-cell table:style-name="ce21" office:value-type="string" calcext:value-type="string">
            <text:p>All vars are multicollinear with one another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10]" office:value-type="float" office:value="47" calcext:value-type="float">
            <text:p>47</text:p>
          </table:table-cell>
          <table:table-cell table:formula="of:=[.AA10]" office:value-type="float" office:value="49.8297885104965" calcext:value-type="float">
            <text:p>49.8297885104965</text:p>
          </table:table-cell>
          <table:table-cell/>
          <table:table-cell table:style-name="ce1" table:number-columns-repeated="2"/>
          <table:table-cell table:number-columns-repeated="4"/>
          <table:table-cell table:style-name="ce2" table:number-columns-repeated="4"/>
          <table:table-cell table:style-name="ce1"/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11]" office:value-type="float" office:value="51" calcext:value-type="float">
            <text:p>51</text:p>
          </table:table-cell>
          <table:table-cell table:formula="of:=[.AA11]" office:value-type="float" office:value="53.2745240860203" calcext:value-type="float">
            <text:p>53.2745240860203</text:p>
          </table:table-cell>
          <table:table-cell/>
          <table:table-cell table:style-name="ce1" table:number-columns-repeated="2"/>
          <table:table-cell table:number-columns-repeated="4"/>
          <table:table-cell table:style-name="ce1" office:value-type="string" calcext:value-type="string">
            <text:p>tкр</text:p>
          </table:table-cell>
          <table:table-cell table:style-name="ce1" table:formula="of:=COM.MICROSOFT.T.INV.2T(0.025; 20-3)" office:value-type="float" office:value="2.45805072037928" calcext:value-type="float">
            <text:p>2.45805072037928</text:p>
          </table:table-cell>
          <table:table-cell table:style-name="ce2" table:number-columns-repeated="2"/>
          <table:table-cell table:style-name="ce1"/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12]" office:value-type="float" office:value="56" calcext:value-type="float">
            <text:p>56</text:p>
          </table:table-cell>
          <table:table-cell table:formula="of:=[.AA12]" office:value-type="float" office:value="51.964096067027" calcext:value-type="float">
            <text:p>51.964096067027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13]" office:value-type="float" office:value="56" calcext:value-type="float">
            <text:p>56</text:p>
          </table:table-cell>
          <table:table-cell table:formula="of:=[.AA13]" office:value-type="float" office:value="56.2488612997419" calcext:value-type="float">
            <text:p>56.2488612997419</text:p>
          </table:table-cell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D14]" office:value-type="float" office:value="63" calcext:value-type="float">
            <text:p>63</text:p>
          </table:table-cell>
          <table:table-cell table:formula="of:=[.AA14]" office:value-type="float" office:value="59.4291189709739" calcext:value-type="float">
            <text:p>59.4291189709739</text:p>
          </table:table-cell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D15]" office:value-type="float" office:value="67" calcext:value-type="float">
            <text:p>67</text:p>
          </table:table-cell>
          <table:table-cell table:formula="of:=[.AA15]" office:value-type="float" office:value="60.5855931694383" calcext:value-type="float">
            <text:p>60.5855931694383</text:p>
          </table:table-cell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16]" office:value-type="float" office:value="69" calcext:value-type="float">
            <text:p>69</text:p>
          </table:table-cell>
          <table:table-cell table:formula="of:=[.AA16]" office:value-type="float" office:value="58.1462020470552" calcext:value-type="float">
            <text:p>58.1462020470552</text:p>
          </table:table-cell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D17]" office:value-type="float" office:value="65" calcext:value-type="float">
            <text:p>65</text:p>
          </table:table-cell>
          <table:table-cell table:formula="of:=[.AA17]" office:value-type="float" office:value="62.7591874821717" calcext:value-type="float">
            <text:p>62.7591874821717</text:p>
          </table:table-cell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D18]" office:value-type="float" office:value="63" calcext:value-type="float">
            <text:p>63</text:p>
          </table:table-cell>
          <table:table-cell table:formula="of:=[.AA18]" office:value-type="float" office:value="63.4474154605848" calcext:value-type="float">
            <text:p>63.4474154605848</text:p>
          </table:table-cell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D19]" office:value-type="float" office:value="63" calcext:value-type="float">
            <text:p>63</text:p>
          </table:table-cell>
          <table:table-cell table:formula="of:=[.AA19]" office:value-type="float" office:value="64.6885678848611" calcext:value-type="float">
            <text:p>64.6885678848611</text:p>
          </table:table-cell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D20]" office:value-type="float" office:value="64" calcext:value-type="float">
            <text:p>64</text:p>
          </table:table-cell>
          <table:table-cell table:formula="of:=[.AA20]" office:value-type="float" office:value="61.8477685552202" calcext:value-type="float">
            <text:p>61.8477685552202</text:p>
          </table:table-cell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D21]" office:value-type="float" office:value="77" calcext:value-type="float">
            <text:p>77</text:p>
          </table:table-cell>
          <table:table-cell table:formula="of:=[.AA21]" office:value-type="float" office:value="84.6898766546111" calcext:value-type="float">
            <text:p>84.6898766546111</text:p>
          </table:table-cell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2"/>
          <table:table-cell table:number-columns-repeated="2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 table:number-columns-repeated="2"/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 style:data-style-name="N2" text:time-value="10:32:15.1349512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09:08:53.218520463</meta:creation-date>
    <dc:date>2022-05-15T11:40:49.353198088</dc:date>
    <meta:editing-duration>PT2H30M47S</meta:editing-duration>
    <meta:editing-cycles>3</meta:editing-cycles>
    <meta:generator>LibreOffice/7.2.6.2$Linux_X86_64 LibreOffice_project/20$Build-2</meta:generator>
    <meta:document-statistic meta:table-count="1" meta:cell-count="563" meta:object-count="2"/>
    <meta:user-defined meta:name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387cm" svg:height="6.493cm" xlink:href=".." xlink:type="simple" chart:class="chart:line" chart:style-name="ch1">
        <chart:plot-area chart:style-name="ch2" table:cell-range-address="Sheet1.S2:Sheet1.S21" svg:x="0.227cm" svg:y="0.129cm" svg:width="10.933cm" svg:height="6.235cm">
          <chart:coordinate-region svg:x="0.848cm" svg:y="0.328cm" svg:width="10.126cm" svg:height="5.38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S2:Sheet1.S21" chart:class="chart:line"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S2:Sheet1.S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555cm" svg:height="6.737cm" xlink:href=".." xlink:type="simple" chart:class="chart:line" chart:style-name="ch1">
        <chart:plot-area chart:style-name="ch2" table:cell-range-address="Sheet1.AA2:Sheet1.AA21" svg:x="0.251cm" svg:y="0.134cm" svg:width="12.053cm" svg:height="6.469cm">
          <chart:coordinate-region svg:x="0.872cm" svg:y="0.333cm" svg:width="11.245cm" svg:height="5.62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A2:Sheet1.AA21" chart:class="chart:line"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6995864252882">
                <text:p>9.86995864252882</text:p>
                <draw:g>
                  <svg:desc>Sheet1.AA2:Sheet1.AA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4383704927416">
                <text:p>21.4383704927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4056783930146">
                <text:p>26.4056783930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3507039283343">
                <text:p>33.35070392833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.1719037159606">
                <text:p>32.1719037159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564328848296">
                <text:p>34.564328848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.2402742054158">
                <text:p>41.2402742054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0477815855065">
                <text:p>44.0477815855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.8297885104965">
                <text:p>49.8297885104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2745240860203">
                <text:p>53.2745240860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.964096067027">
                <text:p>51.9640960670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2488612997419">
                <text:p>56.2488612997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4291189709739">
                <text:p>59.4291189709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.5855931694383">
                <text:p>60.58559316943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.1462020470552">
                <text:p>58.14620204705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.7591874821717">
                <text:p>62.75918748217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.4474154605848">
                <text:p>63.4474154605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.6885678848611">
                <text:p>64.68856788486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.8477685552202">
                <text:p>61.84776855522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.6898766546111">
                <text:p>84.6898766546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